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kHttp3ClientHttpRequestFactoryTests.http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kHttp3ClientHttpRequestFactory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